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 style:list-style-name="L1">
      <style:text-properties style:text-underline-style="none" fo:font-weight="normal" style:font-weight-asian="normal" style:font-weight-complex="normal"/>
    </style:style>
    <style:style style:name="P3" style:family="paragraph" style:parent-style-name="Standard" style:list-style-name="L3">
      <style:text-properties style:text-underline-style="none" fo:font-weight="normal" style:font-weight-asian="normal" style:font-weight-complex="normal"/>
    </style:style>
    <style:style style:name="P4" style:family="paragraph" style:parent-style-name="Standard" style:list-style-name="L4">
      <style:text-properties style:text-underline-style="none" fo:font-weight="normal" style:font-weight-asian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at</text:p>
      <text:p text:style-name="P1"/>
      <text:list xml:id="list117252719" text:style-name="L1">
        <text:list-item>
          <text:p text:style-name="P2">Temperature is a measure of the average kinetic energy of molecules in a substance. At high temperatures, the molecules are moving faster than they would at low temperatures.</text:p>
        </text:list-item>
        <text:list-item>
          <text:p text:style-name="P2">Heat is thermal energy trasferred from one substance to another when there is a temperature difference between them.</text:p>
        </text:list-item>
        <text:list-item>
          <text:p text:style-name="P2">Three factors affect the quantity of heat:</text:p>
        </text:list-item>
      </text:list>
      <text:list xml:id="list1272052969" text:style-name="L3">
        <text:list-item>
          <text:list>
            <text:list-item>
              <text:p text:style-name="P3">Mass</text:p>
            </text:list-item>
            <text:list-item>
              <text:p text:style-name="P3">Temperature change</text:p>
            </text:list-item>
            <text:list-item>
              <text:p text:style-name="P3">Specific heat capacity</text:p>
            </text:list-item>
          </text:list>
        </text:list-item>
      </text:list>
      <text:list xml:id="list780853991" text:style-name="L4">
        <text:list-item>
          <text:p text:style-name="P4">The greater the mass of a substance at a particular temperature, the greater the amount of heat in the substance.<text:line-break/><text:line-break/>e.g. 100G of water at 80<text:span text:style-name="T1">o</text:span><text:span text:style-name="T2">C contains more heat energy than 20g at 80</text:span><text:span text:style-name="T1">o</text:span><text:span text:style-name="T2">C.</text:span></text:p>
        </text:list-item>
        <text:list-item>
          <text:p text:style-name="P4"><text:span text:style-name="T2">Remember that heat is the total amount of energy of motion of all of the molecules in a substance. Therefore, the greater number of molecules in a substance at a particular temperature, the greater it's heat energy will be.</text:span></text:p>
        </text:list-item>
        <text:list-item>
          <text:p text:style-name="P4"><text:span text:style-name="T2">The higher the temperature of a substance, the greater the amount of heat in that substance as well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McCracken</meta:initial-creator>
    <meta:creation-date>2012-06-14T08:27:28</meta:creation-date>
    <dc:date>2012-06-14T08:38:25</dc:date>
    <dc:creator>Jack McCracken</dc:creator>
    <meta:editing-duration>P0D</meta:editing-duration>
    <meta:editing-cycles>1</meta:editing-cycles>
    <meta:document-statistic meta:table-count="0" meta:image-count="0" meta:object-count="0" meta:page-count="1" meta:paragraph-count="10" meta:word-count="160" meta:character-count="856" meta:non-whitespace-character-count="758"/>
    <meta:generator>LibreOffice/3.5$Linux_x86 LibreOffice_project/350m1$Build-2</meta:generator>
  </office:meta>
</office:document-meta>
</file>